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1.189cm" fo:margin-right="0cm" fo:margin-top="0cm" fo:margin-bottom="0.499cm" fo:text-indent="-1.201cm" style:auto-text-indent="false">
        <style:tab-stops/>
      </style:paragraph-properties>
    </style:style>
    <style:style style:name="P2" style:family="paragraph" style:parent-style-name="Standard">
      <style:paragraph-properties fo:margin-left="1.189cm" fo:margin-right="0cm" fo:text-indent="-1.201cm" style:auto-text-indent="false">
        <style:tab-stops/>
      </style:paragraph-properties>
    </style:style>
    <style:style style:name="P3" style:family="paragraph" style:parent-style-name="Standard">
      <style:paragraph-properties fo:margin-left="1.189cm" fo:margin-right="0cm" fo:margin-top="0cm" fo:margin-bottom="0.499cm" fo:text-indent="-1.201cm" style:auto-text-indent="false">
        <style:tab-stops/>
      </style:paragraph-properties>
    </style:style>
    <style:style style:name="P4" style:family="paragraph" style:parent-style-name="Standard">
      <style:paragraph-properties fo:margin-left="1.189cm" fo:margin-right="0cm" fo:margin-top="0cm" fo:margin-bottom="0.499cm" fo:text-indent="-1.201cm" style:auto-text-indent="false">
        <style:tab-stops/>
      </style:paragraph-properties>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use-window-font-color="true" style:font-name="Times New Roman1" fo:font-style="italic" style:font-style-asian="italic" style:font-style-complex="italic"/>
    </style:style>
    <style:style style:name="T4" style:family="text">
      <style:text-properties style:use-window-font-color="true"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font-name="Times New Roman1" fo:font-style="italic" style:font-style-asian="italic" style:font-style-complex="italic"/>
    </style:style>
    <style:style style:name="T8" style:family="text">
      <style:text-properties fo:color="#808080" fo:font-style="italic" style:font-style-asian="italic" style:font-style-complex="italic"/>
    </style:style>
    <style:style style:name="T9" style:family="text">
      <style:text-properties fo:color="#808080" fo:font-style="italic" fo:font-weight="bold" style:font-style-asian="italic" style:font-weight-asian="bold" style:font-style-complex="italic" style:font-weight-complex="bold"/>
    </style:style>
    <style:style style:name="T10"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remiah 32:1-3a, 6-15<text:line-break/>32:1 The word that came to Jeremiah from the LORD in the tenth year of King Zedekiah of Judah, which was the eighteenth year of Nebuchadrezzar.<text:span text:style-name="T1"><text:line-break/></text:span><text:span text:style-name="T6"><text:line-break/></text:span></text:p>
      <text:p text:style-name="P1">32:2 At that time the army of the king of Babylon was besieging Jerusalem, and the prophet Jeremiah was confined in the court of the guard that was in the palace of the king of Judah,<text:span text:style-name="T1"><text:line-break/></text:span><text:span text:style-name="T6"><text:line-break/></text:span></text:p>
      <text:p text:style-name="P1">32:3a where King Zedekiah of Judah had confined him.<text:line-break/><text:line-break/>32:6 Jeremiah said, The word of the LORD came to me:<text:span text:style-name="T1"><text:line-break/></text:span><text:span text:style-name="T6"><text:line-break/></text:span></text:p>
      <text:p text:style-name="P1">32:7 Hanamel son of your uncle Shallum is going to come to you and say, "Buy my field that is at Anathoth, for the right of redemption by purchase is yours."<text:span text:style-name="T1"><text:line-break/></text:span><text:span text:style-name="T6"><text:line-break/></text:span></text:p>
      <text:p text:style-name="P1">32:8 Then my cousin Hanamel came to me in the court of the guard, in accordance with the word of the LORD, and said to me, "Buy my field that is at Anathoth in the land of Benjamin, for the right of possession and redemption is yours; buy it for yourself." Then I knew that this was the word of the LORD.<text:span text:style-name="T1"><text:line-break/></text:span><text:span text:style-name="T6"><text:line-break/></text:span></text:p>
      <text:p text:style-name="P1">32:9 And I bought the field at Anathoth from my cousin Hanamel, and weighed out the money to him, seventeen shekels of silver.<text:span text:style-name="T1"><text:line-break/></text:span><text:span text:style-name="T6"><text:line-break/></text:span></text:p>
      <text:p text:style-name="P1">32:10 I signed the deed, sealed it, got witnesses, and weighed the money on scales.<text:span text:style-name="T1"><text:line-break/></text:span><text:span text:style-name="T6"><text:line-break/></text:span></text:p>
      <text:p text:style-name="P1">32:11 Then I took the sealed deed of purchase, containing the terms and conditions, and the open copy;<text:span text:style-name="T1"><text:line-break/></text:span><text:span text:style-name="T6"><text:line-break/></text:span></text:p>
      <text:p text:style-name="P1">32:12 and I gave the deed of purchase to Baruch son of Neriah son of Mahseiah, in the presence of my cousin Hanamel, in the presence of the witnesses who signed the deed of purchase, and in the presence of all the Judeans who were sitting in the court of the guard.<text:span text:style-name="T1"><text:line-break/></text:span><text:span text:style-name="T6"><text:line-break/></text:span></text:p>
      <text:p text:style-name="P1"><text:soft-page-break/>32:13 In their presence I charged Baruch, saying,<text:span text:style-name="T1"><text:line-break/></text:span><text:span text:style-name="T6"><text:line-break/></text:span></text:p>
      <text:p text:style-name="P1">32:14 Thus says the LORD of hosts, the God of Israel: Take these deeds, both this sealed deed of purchase and this open deed, and put them in an earthenware jar, in order that they may last for a long time.<text:span text:style-name="T1"><text:line-break/></text:span><text:span text:style-name="T6"><text:line-break/></text:span></text:p>
      <text:p text:style-name="P1">32:15 For thus says the LORD of hosts, the God of Israel: Houses and fields and vineyards shall again be bought in this land.<text:span text:style-name="T1"><text:line-break/></text:span><text:span text:style-name="T6"><text:line-break/></text:span></text:p>
      <text:p text:style-name="P1"><text:bookmark text:name="psalm_reading"/>Psalm 91:1-6, 14-16</text:p>
      <text:p text:style-name="P1">91:1 You who live in the shelter of the Most High, who abide in the shadow of the Almighty,<text:span text:style-name="T1"><text:line-break/></text:span><text:span text:style-name="T6"><text:line-break/></text:span></text:p>
      <text:p text:style-name="P1">91:2 will say to the LORD, "My refuge and my fortress; my God, in whom I trust."<text:span text:style-name="T1"><text:line-break/></text:span><text:span text:style-name="T6"><text:line-break/></text:span></text:p>
      <text:p text:style-name="P1">91:3 For he will deliver you from the snare of the fowler and from the deadly pestilence;<text:span text:style-name="T1"><text:line-break/></text:span><text:span text:style-name="T6"><text:line-break/></text:span></text:p>
      <text:p text:style-name="P1">91:4 he will cover you with his pinions, and under his wings you will find refuge; his faithfulness is a shield and buckler.<text:span text:style-name="T1"><text:line-break/></text:span><text:span text:style-name="T6"><text:line-break/></text:span></text:p>
      <text:p text:style-name="P1">91:5 You will not fear the terror of the night, or the arrow that flies by day,<text:span text:style-name="T1"><text:line-break/></text:span><text:span text:style-name="T6"><text:line-break/></text:span></text:p>
      <text:p text:style-name="P1">91:6 or the pestilence that stalks in darkness, or the destruction that wastes at noonday.<text:span text:style-name="T1"><text:line-break/></text:span><text:span text:style-name="T6"><text:line-break/></text:span></text:p>
      <text:p text:style-name="P1">91:14 Those who love me, I will deliver; I will protect those who know my name.<text:span text:style-name="T1"><text:line-break/></text:span><text:span text:style-name="T6"><text:line-break/></text:span></text:p>
      <text:p text:style-name="P1">91:15 When they call to me, I will answer them; I will be with them in trouble, I will rescue them and honor them.<text:span text:style-name="T1"><text:line-break/></text:span><text:soft-page-break/><text:span text:style-name="T6"><text:line-break/></text:span></text:p>
      <text:p text:style-name="P1">91:16 With long life I will satisfy them, and show them my salvation.<text:span text:style-name="T1"><text:line-break/></text:span><text:span text:style-name="T6"><text:line-break/></text:span></text:p>
      <text:p text:style-name="P1"><text:bookmark text:name="hebrew_oth_reading"/>Amos 6:1a, 4-7</text:p>
      <text:p text:style-name="P1">6:1a Alas for those who are at ease in Zion, and for those who feel secure on Mount Samaria.<text:span text:style-name="T1"><text:line-break/></text:span><text:span text:style-name="T6"><text:line-break/></text:span></text:p>
      <text:p text:style-name="P1">6:4 Alas for those who lie on beds of ivory, and lounge on their couches, and eat lambs from the flock, and calves from the stall;<text:span text:style-name="T1"><text:line-break/></text:span><text:span text:style-name="T6"><text:line-break/></text:span></text:p>
      <text:p text:style-name="P1">6:5 who sing idle songs to the sound of the harp, and like David improvise on instruments of music;<text:span text:style-name="T1"><text:line-break/></text:span><text:span text:style-name="T6"><text:line-break/></text:span></text:p>
      <text:p text:style-name="P1">6:6 who drink wine from bowls, and anoint themselves with the finest oils, but are not grieved over the ruin of Joseph!<text:span text:style-name="T1"><text:line-break/></text:span><text:span text:style-name="T6"><text:line-break/></text:span></text:p>
      <text:p text:style-name="P1">6:7 Therefore they shall now be the first to go into exile, and the revelry of the loungers shall pass away.<text:span text:style-name="T1"><text:line-break/></text:span><text:span text:style-name="T6"><text:line-break/></text:span></text:p>
      <text:p text:style-name="P1"><text:bookmark text:name="psalm_oth_reading"/>Psalm 146</text:p>
      <text:p text:style-name="P1">146:1 Praise the LORD! Praise the LORD, O my soul!<text:span text:style-name="T1"><text:line-break/></text:span><text:span text:style-name="T6"><text:line-break/></text:span></text:p>
      <text:p text:style-name="P1">146:2 I will praise the LORD as long as I live; I will sing praises to my God all my life long.<text:span text:style-name="T1"><text:line-break/></text:span><text:span text:style-name="T6"><text:line-break/></text:span></text:p>
      <text:p text:style-name="P1">146:3 Do not put your trust in princes, in mortals, in whom there is no help.<text:span text:style-name="T1"><text:line-break/></text:span><text:span text:style-name="T6"><text:line-break/></text:span></text:p>
      <text:p text:style-name="P1">146:4 When their breath departs, they return to the earth; on that very day their plans perish.<text:span text:style-name="T1"><text:line-break/></text:span><text:span text:style-name="T6"><text:line-break/></text:span><text:soft-page-break/></text:p>
      <text:p text:style-name="P1">146:5 Happy are those whose help is the God of Jacob, whose hope is in the LORD their God,<text:span text:style-name="T1"><text:line-break/></text:span><text:span text:style-name="T6"><text:line-break/></text:span></text:p>
      <text:p text:style-name="P1">146:6 who made heaven and earth, the sea, and all that is in them; who keeps faith forever;<text:span text:style-name="T1"><text:line-break/></text:span><text:span text:style-name="T6"><text:line-break/></text:span></text:p>
      <text:p text:style-name="P1">146:7 who executes justice for the oppressed; who gives food to the hungry. The LORD sets the prisoners free;<text:span text:style-name="T1"><text:line-break/></text:span><text:span text:style-name="T6"><text:line-break/></text:span></text:p>
      <text:p text:style-name="P1">146:8 the LORD opens the eyes of the blind. The LORD lifts up those who are bowed down; the LORD loves the righteous.<text:span text:style-name="T1"><text:line-break/></text:span><text:span text:style-name="T6"><text:line-break/></text:span></text:p>
      <text:p text:style-name="P1">146:9 The LORD watches over the strangers; he upholds the orphan and the widow, but the way of the wicked he brings to ruin.<text:span text:style-name="T1"><text:line-break/></text:span><text:span text:style-name="T6"><text:line-break/></text:span></text:p>
      <text:p text:style-name="P1">146:10 The LORD will reign forever, your God, O Zion, for all generations. Praise the LORD!<text:span text:style-name="T1"><text:line-break/></text:span><text:span text:style-name="T6"><text:line-break/></text:span></text:p>
      <text:p text:style-name="P1"><text:bookmark text:name="epistle_reading1"/>1 Timothy 6:6-19</text:p>
      <text:p text:style-name="P1">6:6 Of course, there is great gain in godliness combined with contentment;<text:span text:style-name="T1"><text:line-break/></text:span><text:span text:style-name="T6"><text:line-break/></text:span></text:p>
      <text:p text:style-name="P1">6:7 for we brought nothing into the world, so that we can take nothing out of it;<text:span text:style-name="T1"><text:line-break/></text:span><text:span text:style-name="T6"><text:line-break/></text:span></text:p>
      <text:p text:style-name="P1">6:8 but if we have food and clothing, we will be content with these.<text:span text:style-name="T1"><text:line-break/></text:span><text:span text:style-name="T6"><text:line-break/></text:span></text:p>
      <text:p text:style-name="P1">6:9 But those who want to be rich fall into temptation and are trapped by many senseless and harmful desires that plunge people into ruin and destruction.<text:span text:style-name="T1"><text:line-break/></text:span><text:span text:style-name="T6"><text:line-break/></text:span></text:p>
      <text:p text:style-name="P1"><text:soft-page-break/>6:10 For the love of money is a root of all kinds of evil, and in their eagerness to be rich some have wandered away from the faith and pierced themselves with many pains.<text:span text:style-name="T1"><text:line-break/></text:span><text:span text:style-name="T6"><text:line-break/></text:span></text:p>
      <text:p text:style-name="P1">6:11 But as for you, man of God, shun all this; pursue righteousness, godliness, faith, love, endurance, gentleness.<text:span text:style-name="T1"><text:line-break/></text:span><text:span text:style-name="T6"><text:line-break/></text:span></text:p>
      <text:p text:style-name="P1">6:12 Fight the good fight of the faith; take hold of the eternal life, to which you were called and for which you made the good confession in the presence of many witnesses.<text:span text:style-name="T1"><text:line-break/></text:span><text:span text:style-name="T6"><text:line-break/></text:span></text:p>
      <text:p text:style-name="P1">6:13 In the presence of God, who gives life to all things, and of Christ Jesus, who in his testimony before Pontius Pilate made the good confession, I charge you<text:span text:style-name="T1"><text:line-break/></text:span><text:span text:style-name="T6"><text:line-break/></text:span></text:p>
      <text:p text:style-name="P1">6:14 to keep the commandment without spot or blame until the manifestation of our Lord Jesus Christ,<text:span text:style-name="T1"><text:line-break/></text:span><text:span text:style-name="T6"><text:line-break/></text:span></text:p>
      <text:p text:style-name="P1">6:15 which he will bring about at the right time--he who is the blessed and only Sovereign, the King of kings and Lord of lords.<text:span text:style-name="T1"><text:line-break/></text:span><text:span text:style-name="T6"><text:line-break/></text:span></text:p>
      <text:p text:style-name="P1">6:16 It is he alone who has immortality and dwells in unapproachable light, whom no one has ever seen or can see; to him be honor and eternal dominion. Amen.<text:span text:style-name="T1"><text:line-break/></text:span><text:span text:style-name="T6"><text:line-break/></text:span></text:p>
      <text:p text:style-name="P1">6:17 As for those who in the present age are rich, command them not to be haughty, or to set their hopes on the uncertainty of riches, but rather on God who richly provides us with everything for our enjoyment.<text:span text:style-name="T1"><text:line-break/></text:span><text:span text:style-name="T6"><text:line-break/></text:span></text:p>
      <text:p text:style-name="P1">6:18 They are to do good, to be rich in good works, generous, and ready to share,<text:span text:style-name="T1"><text:line-break/></text:span><text:span text:style-name="T6"><text:line-break/></text:span></text:p>
      <text:p text:style-name="P1">6:19 thus storing up for themselves the treasure of a good foundation for the future, so that they may take hold of the life that really is life.<text:span text:style-name="T1"><text:line-break/></text:span><text:span text:style-name="T6"><text:line-break/></text:span></text:p>
      <text:p text:style-name="P1"><text:bookmark text:name="gospel_reading1"/><text:soft-page-break/>Luke 16:19-31</text:p>
      <text:p text:style-name="P1">16:19 "There was a rich man who was dressed in purple and fine linen and who feasted sumptuously every day.<text:span text:style-name="T1"><text:line-break/></text:span><text:span text:style-name="T6"><text:line-break/></text:span></text:p>
      <text:p text:style-name="P1">16:20 And at his gate lay a poor man named Lazarus, covered with sores,<text:span text:style-name="T1"><text:line-break/></text:span><text:span text:style-name="T6"><text:line-break/></text:span></text:p>
      <text:p text:style-name="P1">16:21 who longed to satisfy his hunger with what fell from the rich man's table; even the dogs would come and lick his sores.<text:span text:style-name="T1"><text:line-break/></text:span><text:span text:style-name="T6"><text:line-break/></text:span></text:p>
      <text:p text:style-name="P1">16:22 The poor man died and was carried away by the angels to be with Abraham. The rich man also died and was buried.<text:span text:style-name="T1"><text:line-break/></text:span><text:span text:style-name="T6"><text:line-break/></text:span></text:p>
      <text:p text:style-name="P1">16:23 In Hades, where he was being tormented, he looked up and saw Abraham far away with Lazarus by his side.<text:span text:style-name="T1"><text:line-break/></text:span><text:span text:style-name="T6"><text:line-break/></text:span></text:p>
      <text:p text:style-name="P1">16:24 He called out, 'Father Abraham, have mercy on me, and send Lazarus to dip the tip of his finger in water and cool my tongue; for I am in agony in these flames.'<text:span text:style-name="T1"><text:line-break/></text:span><text:span text:style-name="T6"><text:line-break/></text:span></text:p>
      <text:p text:style-name="P1">16:25 But Abraham said, 'Child, remember that during your lifetime you received your good things, and Lazarus in like manner evil things; but now he is comforted here, and you are in agony.<text:span text:style-name="T1"><text:line-break/></text:span><text:span text:style-name="T6"><text:line-break/></text:span></text:p>
      <text:p text:style-name="P1">16:26 Besides all this, between you and us a great chasm has been fixed, so that those who might want to pass from here to you cannot do so, and no one can cross from there to us.'<text:span text:style-name="T1"><text:line-break/></text:span><text:span text:style-name="T6"><text:line-break/></text:span></text:p>
      <text:p text:style-name="P1">16:27 He said, 'Then, father, I beg you to send him to my father's house--<text:span text:style-name="T1"><text:line-break/></text:span><text:span text:style-name="T6"><text:line-break/></text:span></text:p>
      <text:p text:style-name="Standard">16:28 for I have five brothers--that he may warn them, so that they will not also come into this place of torment.'<text:span text:style-name="T1"><text:line-break/></text:span><text:span text:style-name="T6"><text:line-break/></text:span><text:soft-page-break/></text:p>
      <text:p text:style-name="Standard">16:29 Abraham replied, 'They have Moses and the prophets; they should listen to them.'<text:span text:style-name="T1"><text:line-break/></text:span><text:span text:style-name="T6"><text:line-break/></text:span></text:p>
      <text:p text:style-name="Standard">16:30 He said, 'No, father Abraham; but if someone goes to them from the dead, they will repent.'<text:span text:style-name="T1"><text:line-break/></text:span><text:span text:style-name="T6"><text:line-break/></text:span></text:p>
      <text:p text:style-name="Standard">16:31 He said to him, 'If they do not listen to Moses and the prophets, neither will they be convinced even if someone rises from the dead.'" <text:span text:style-name="T1"><text:line-break/></text:span><text:span text:style-name="T6"><text:line-break/></text:span></text:p>
      <text:p text:style-name="P4"><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Marginalia" style:family="paragraph" style:parent-style-name="Text_20_body" style:class="text">
      <style:paragraph-properties fo:margin-left="0cm" fo:margin-right="0cm" fo:margin-top="0cm" fo:margin-bottom="0cm" fo:text-indent="0cm" style:auto-text-indent="false"/>
      <style:text-properties fo:font-size="9pt" fo:font-style="italic"/>
    </style:style>
    <style:style style:name="Verses" style:family="paragraph" style:parent-style-name="Text_20_body" style:class="text">
      <style:paragraph-properties fo:margin-left="1.251cm" fo:margin-right="0cm" fo:text-indent="-1.251c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mela Mclean</meta:initial-creator>
    <meta:creation-date>2013-09-15T12:50:52.50</meta:creation-date>
    <dc:date>2013-09-22T22:43:58.60</dc:date>
    <dc:creator>Pamela  Nic Gil Ean</dc:creator>
    <meta:editing-duration>P1DT13H41M39S</meta:editing-duration>
    <meta:editing-cycles>5</meta:editing-cycles>
    <meta:generator>OpenOffice.org/3.3$Win32 OpenOffice.org_project/330m20$Build-9567</meta:generator>
    <meta:document-statistic meta:table-count="0" meta:image-count="0" meta:object-count="0" meta:page-count="7" meta:paragraph-count="68" meta:word-count="1472" meta:character-count="7768"/>
  </office:meta>
</office:document-meta>
</file>